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4.084cm" fo:min-width="5.358cm"/>
    </style:style>
    <style:style style:name="gr2" style:family="graphic" style:parent-style-name="standard">
      <style:graphic-properties draw:stroke="none" svg:stroke-color="#000000" draw:fill="none" draw:fill-color="#ffffff" fo:min-height="0.4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102cm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right" fo:min-height="0.4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858cm" svg:height="4.334cm" svg:x="1.889cm" svg:y="0.492cm">
          <text:p text:style-name="P1">computer_opponent_c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032cm" svg:height="0.725cm" svg:x="1.905cm" svg:y="1.397cm">
          <draw:text-box>
            <text:p><text:span text:style-name="T1">clk</text:span></text:p>
          </draw:text-box>
        </draw:frame>
        <draw:frame draw:style-name="gr2" draw:text-style-name="P3" draw:layer="layout" svg:width="2.032cm" svg:height="0.725cm" svg:x="1.905cm" svg:y="2.214cm">
          <draw:text-box>
            <text:p><text:span text:style-name="T1">res_n</text:span></text:p>
          </draw:text-box>
        </draw:frame>
        <draw:line draw:style-name="gr3" draw:text-style-name="P4" draw:layer="layout" svg:x1="0.508cm" svg:y1="1.778cm" svg:x2="1.905cm" svg:y2="1.778cm">
          <text:p/>
        </draw:line>
        <draw:line draw:style-name="gr3" draw:text-style-name="P4" draw:layer="layout" svg:x1="0.508cm" svg:y1="2.595cm" svg:x2="1.905cm" svg:y2="2.595cm">
          <text:p/>
        </draw:line>
        <draw:frame draw:style-name="gr2" draw:text-style-name="P3" draw:layer="layout" svg:width="4.572cm" svg:height="0.725cm" svg:x="1.905cm" svg:y="3.03cm">
          <draw:text-box>
            <text:p><text:span text:style-name="T1">y_paddle [9:0]</text:span></text:p>
          </draw:text-box>
        </draw:frame>
        <draw:line draw:style-name="gr4" draw:text-style-name="P4" draw:layer="layout" svg:x1="0.508cm" svg:y1="3.411cm" svg:x2="1.905cm" svg:y2="3.411cm">
          <text:p/>
        </draw:line>
        <draw:frame draw:style-name="gr2" draw:text-style-name="P3" draw:layer="layout" svg:width="4.572cm" svg:height="0.725cm" svg:x="1.905cm" svg:y="3.847cm">
          <draw:text-box>
            <text:p><text:span text:style-name="T1">y_ball [9:0]</text:span></text:p>
          </draw:text-box>
        </draw:frame>
        <draw:line draw:style-name="gr4" draw:text-style-name="P4" draw:layer="layout" svg:x1="0.508cm" svg:y1="4.228cm" svg:x2="1.905cm" svg:y2="4.228cm">
          <text:p/>
        </draw:line>
        <draw:frame draw:style-name="gr5" draw:text-style-name="P3" draw:layer="layout" svg:width="3.937cm" svg:height="0.725cm" svg:x="3.81cm" svg:y="1.397cm">
          <draw:text-box>
            <text:p><text:span text:style-name="T1">btn_up</text:span></text:p>
          </draw:text-box>
        </draw:frame>
        <draw:line draw:style-name="gr3" draw:text-style-name="P4" draw:layer="layout" svg:x1="7.747cm" svg:y1="1.771cm" svg:x2="9.144cm" svg:y2="1.771cm">
          <text:p/>
        </draw:line>
        <draw:frame draw:style-name="gr5" draw:text-style-name="P3" draw:layer="layout" svg:width="3.556cm" svg:height="0.725cm" svg:x="4.191cm" svg:y="2.201cm">
          <draw:text-box>
            <text:p><text:span text:style-name="T1">btn_down</text:span></text:p>
          </draw:text-box>
        </draw:frame>
        <draw:line draw:style-name="gr3" draw:text-style-name="P4" draw:layer="layout" svg:x1="7.747cm" svg:y1="2.585cm" svg:x2="9.144cm" svg:y2="2.5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cm" svg:stroke-color="#000000" draw:marker-start-width="0.203cm" draw:marker-end-width="0.20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9.652cm" fo:page-height="5.3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2T05:36:27.905673177</meta:creation-date>
    <dc:date>2016-07-22T05:51:30.934887157</dc:date>
    <meta:editing-duration>PT10M7S</meta:editing-duration>
    <meta:editing-cycles>2</meta:editing-cycles>
    <meta:generator>LibreOffice/5.1.4.2$Linux_X86_64 LibreOffice_project/10m0$Build-2</meta:generator>
    <meta:document-statistic meta:object-count="13"/>
  </office:meta>
</office:document-meta>
</file>